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</office:automatic-styles>
  <office:body>
    <office:spreadsheet>
      <table:table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AMFLTemplate">
            <text:p>AMFLTemplate</text:p>
          </table:table-cell>
          <table:table-cell office:value-type="string" office:string-value="BigramTemplate">
            <text:p>BigramTemplate</text:p>
          </table:table-cell>
          <table:table-cell office:value-type="string" office:string-value="BMFLTemplate">
            <text:p>BMFLTemplate</text:p>
          </table:table-cell>
          <table:table-cell office:value-type="string" office:string-value="BracketsTemplate">
            <text:p>BracketsTemplate</text:p>
          </table:table-cell>
          <table:table-cell office:value-type="string" office:string-value="HMTemplate">
            <text:p>HMTemplate</text:p>
          </table:table-cell>
          <table:table-cell office:value-type="string" office:string-value="IdentityTemplate">
            <text:p>IdentityTemplate</text:p>
          </table:table-cell>
          <table:table-cell office:value-type="string" office:string-value="MentionsInSentenceTemplate">
            <text:p>MentionsInSentenceTemplate</text:p>
          </table:table-cell>
          <table:table-cell office:value-type="string" office:string-value="ML12Template">
            <text:p>ML12Template</text:p>
          </table:table-cell>
          <table:table-cell office:value-type="string" office:string-value="NormalizedAgeTemplate">
            <text:p>NormalizedAgeTemplate</text:p>
          </table:table-cell>
          <table:table-cell office:value-type="string" office:string-value="NormalizedWeightTemplate">
            <text:p>NormalizedWeightTemplate</text:p>
          </table:table-cell>
          <table:table-cell office:value-type="string" office:string-value="NumberMBTemplate">
            <text:p>NumberMBTemplate</text:p>
          </table:table-cell>
          <table:table-cell office:value-type="string" office:string-value="NumberWBTemplate">
            <text:p>NumberWBTemplate</text:p>
          </table:table-cell>
          <table:table-cell office:value-type="string" office:string-value="OverlappingTemplate">
            <text:p>OverlappingTemplate</text:p>
          </table:table-cell>
          <table:table-cell office:value-type="string" office:string-value="RootTypeTemplate">
            <text:p>RootTypeTemplate</text:p>
          </table:table-cell>
          <table:table-cell office:value-type="string" office:string-value="SimilarWordsTemplate">
            <text:p>SimilarWordsTemplate</text:p>
          </table:table-cell>
          <table:table-cell office:value-type="string" office:string-value="StartsWithCapitalTemplate">
            <text:p>StartsWithCapitalTemplate</text:p>
          </table:table-cell>
          <table:table-cell office:value-type="string" office:string-value="WBOTemplate">
            <text:p>WBOTemplate</text:p>
          </table:table-cell>
          <table:table-cell office:value-type="string" office:string-value="WBTemplate">
            <text:p>WBTemplate</text:p>
          </table:table-cell>
          <table:table-cell office:value-type="string" office:string-value="WMTemplate">
            <text:p>WMTemplate</text:p>
          </table:table-cell>
          <table:table-cell office:value-type="string" office:string-value="WordCountTemplate">
            <text:p>WordCountTemplate</text:p>
          </table:table-cell>
          <table:table-cell office:value-type="string" office:string-value="WordsInBetweenTemplate">
            <text:p>WordsInBetweenTemplate</text:p>
          </table:table-cell>
          <table:table-cell office:value-type="string" office:string-value="F1">
            <text:p>F1</text:p>
          </table:table-cell>
          <table:table-cell office:value-type="string" office:string-value="TotalTime">
            <text:p>TotalTime</text:p>
          </table:table-cell>
          <table:table-cell office:value-type="string" office:string-value="TrainTime">
            <text:p>TrainTime</text:p>
          </table:table-cell>
          <table:table-cell office:value-type="string" office:string-value="TestTime">
            <text:p>TestTime</text:p>
          </table:table-cell>
          <table:table-cell office:value-type="string" office:string-value="Alpha">
            <text:p>Alpha</text:p>
          </table:table-cell>
        </table:table-row>
        <table:table-row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1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2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0.8472222222222222">
            <text:p>0.8472222222222222</text:p>
          </table:table-cell>
          <table:table-cell office:value-type="string" office:string-value="704163">
            <text:p>704163</text:p>
          </table:table-cell>
          <table:table-cell office:value-type="string" office:string-value="664930">
            <text:p>664930</text:p>
          </table:table-cell>
          <table:table-cell office:value-type="string" office:string-value="39233">
            <text:p>39233</text:p>
          </table:table-cell>
          <table:table-cell office:value-type="string" office:string-value="0.001">
            <text:p>0.001</text:p>
          </table:table-cell>
        </table:table-row>
        <table:table-row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1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3"/>
          <table:table-cell office:value-type="string" office:string-value="X">
            <text:p>X</text:p>
          </table:table-cell>
          <table:table-cell table:number-columns-repeated="1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0.8079470198675496">
            <text:p>0.8079470198675496</text:p>
          </table:table-cell>
          <table:table-cell office:value-type="string" office:string-value="691855">
            <text:p>691855</text:p>
          </table:table-cell>
          <table:table-cell office:value-type="string" office:string-value="652370">
            <text:p>652370</text:p>
          </table:table-cell>
          <table:table-cell office:value-type="string" office:string-value="39485">
            <text:p>39485</text:p>
          </table:table-cell>
          <table:table-cell office:value-type="string" office:string-value="0.001">
            <text:p>0.001</text:p>
          </table:table-cell>
        </table:table-row>
        <table:table-row>
          <table:table-cell office:value-type="string" office:string-value="X">
            <text:p>X</text:p>
          </table:table-cell>
          <table:table-cell table:number-columns-repeated="1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2"/>
          <table:table-cell office:value-type="string" office:string-value="X">
            <text:p>X</text:p>
          </table:table-cell>
          <table:table-cell table:number-columns-repeated="1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2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1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2"/>
          <table:table-cell office:value-type="string" office:string-value="X">
            <text:p>X</text:p>
          </table:table-cell>
          <table:table-cell office:value-type="string" office:string-value="0.752542372881356">
            <text:p>0.752542372881356</text:p>
          </table:table-cell>
          <table:table-cell office:value-type="string" office:string-value="537363">
            <text:p>537363</text:p>
          </table:table-cell>
          <table:table-cell office:value-type="string" office:string-value="505818">
            <text:p>505818</text:p>
          </table:table-cell>
          <table:table-cell office:value-type="string" office:string-value="31545">
            <text:p>31545</text:p>
          </table:table-cell>
          <table:table-cell office:value-type="string" office:string-value="0.001">
            <text:p>0.001</text:p>
          </table:table-cell>
        </table:table-row>
        <table:table-row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2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2"/>
          <table:table-cell office:value-type="string" office:string-value="X">
            <text:p>X</text:p>
          </table:table-cell>
          <table:table-cell table:number-columns-repeated="1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2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1"/>
          <table:table-cell office:value-type="string" office:string-value="0.7344262295081967">
            <text:p>0.7344262295081967</text:p>
          </table:table-cell>
          <table:table-cell office:value-type="string" office:string-value="678587">
            <text:p>678587</text:p>
          </table:table-cell>
          <table:table-cell office:value-type="string" office:string-value="639677">
            <text:p>639677</text:p>
          </table:table-cell>
          <table:table-cell office:value-type="string" office:string-value="38910">
            <text:p>38910</text:p>
          </table:table-cell>
          <table:table-cell office:value-type="string" office:string-value="0.001">
            <text:p>0.001</text:p>
          </table:table-cell>
        </table:table-row>
        <table:table-row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1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2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0.8350877192982457">
            <text:p>0.8350877192982457</text:p>
          </table:table-cell>
          <table:table-cell office:value-type="string" office:string-value="903593">
            <text:p>903593</text:p>
          </table:table-cell>
          <table:table-cell office:value-type="string" office:string-value="854730">
            <text:p>854730</text:p>
          </table:table-cell>
          <table:table-cell office:value-type="string" office:string-value="48863">
            <text:p>48863</text:p>
          </table:table-cell>
          <table:table-cell office:value-type="string" office:string-value="0.001">
            <text:p>0.001</text:p>
          </table:table-cell>
        </table:table-row>
        <table:table-row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5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0.8082191780821918">
            <text:p>0.8082191780821918</text:p>
          </table:table-cell>
          <table:table-cell office:value-type="string" office:string-value="706037">
            <text:p>706037</text:p>
          </table:table-cell>
          <table:table-cell office:value-type="string" office:string-value="665848">
            <text:p>665848</text:p>
          </table:table-cell>
          <table:table-cell office:value-type="string" office:string-value="40189">
            <text:p>40189</text:p>
          </table:table-cell>
          <table:table-cell office:value-type="string" office:string-value="0.001">
            <text:p>0.0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